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style:font-size-asian="12pt" style:font-size-complex="12pt"/>
    </style:style>
    <style:style style:name="P2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fo:font-size="12pt" officeooo:rsid="000589f2" officeooo:paragraph-rsid="000589f2" style:font-size-asian="10.5pt" style:font-size-complex="12pt"/>
    </style:style>
    <style:style style:name="P3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size="12pt" officeooo:rsid="000589f2" officeooo:paragraph-rsid="000589f2" style:font-size-asian="10.5pt" style:font-size-complex="12pt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style:font-size-asian="12pt" style:font-size-complex="12pt"/>
    </style:style>
    <style:style style:name="P6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style:font-name="Liberation Mono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7c7dd"/>
    </style:style>
    <style:style style:name="T3" style:family="text">
      <style:text-properties fo:font-style="normal" fo:font-weight="normal" style:font-weight-asian="normal" style:font-weight-complex="normal"/>
    </style:style>
    <style:style style:name="T4" style:family="text">
      <style:text-properties fo:font-style="normal" fo:font-weight="normal" officeooo:rsid="00088641"/>
    </style:style>
    <style:style style:name="T5" style:family="text">
      <style:text-properties fo:font-style="normal" fo:font-weight="normal" officeooo:rsid="000a732d"/>
    </style:style>
    <style:style style:name="T6" style:family="text">
      <style:text-properties fo:font-style="normal" fo:font-weight="normal" officeooo:rsid="000bdf90"/>
    </style:style>
    <style:style style:name="T7" style:family="text">
      <style:text-properties fo:font-style="normal" fo:font-weight="normal" officeooo:rsid="000bdfd6"/>
    </style:style>
    <style:style style:name="T8" style:family="text">
      <style:text-properties fo:font-style="normal" fo:font-weight="bold" style:font-weight-asian="bold" style:font-weight-complex="bold"/>
    </style:style>
    <style:style style:name="T9" style:family="text">
      <style:text-properties officeooo:rsid="000886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remy Holloway</text:p>
      <text:p text:style-name="P2">CPSC-3220-001</text:p>
      <text:p text:style-name="P2">5/15/2019</text:p>
      <text:p text:style-name="P2"/>
      <text:p text:style-name="P3">Pre-class Assignment #1</text:p>
      <text:p text:style-name="P3"/>
      <text:p text:style-name="P5"><text:span text:style-name="T1">1. Give the definition (note: not the roles) for an operating system as stated in the textbook. </text:span></text:p>
      <text:p text:style-name="P5"><text:span text:style-name="T1"><text:tab/></text:span><text:span text:style-name="T2">An operating system is the layer of software that manages a <text:tab/>computer’s resources for its users and their applications.</text:span></text:p>
      <text:p text:style-name="P6"/>
      <text:p text:style-name="P5"><text:span text:style-name="T1">2. Give the definitions of the three roles for an operating system as stated in the textbook. </text:span></text:p>
      <text:p text:style-name="P5"><text:span text:style-name="T1"><text:tab/></text:span><text:span text:style-name="T2">Referee: They manage shared resources between different <text:tab/>applications running on the same physical machine.</text:span></text:p>
      <text:p text:style-name="P5"><text:span text:style-name="T2"><text:tab/>Illusionist: They provide an abstraction physical hardware to <text:tab/>simplify application design.</text:span></text:p>
      <text:p text:style-name="P5"><text:span text:style-name="T2"><text:tab/>Glue: A set of common services between applications.</text:span></text:p>
      <text:p text:style-name="P6"/>
      <text:p text:style-name="P5"><text:span text:style-name="T1">3. For the following items, circle the relevant role of an operating system acting as a Referee, Illusionist, or Glue: </text:span></text:p>
      <text:p text:style-name="P5"><text:s text:c="3"/><text:span text:style-name="T1">(a) <text:s/></text:span><text:span text:style-name="T8">R</text:span><text:span text:style-name="T1"> / </text:span><text:span text:style-name="T3">I</text:span><text:span text:style-name="T1"> / G <text:s/>Resource allocation among users and <text:tab/><text:tab/><text:tab/>applications.</text:span></text:p>
      <text:p text:style-name="P5"><text:s text:c="3"/><text:span text:style-name="T1">(b) <text:s/>R / </text:span><text:span text:style-name="T8">I</text:span><text:span text:style-name="T1"> / G <text:s/>Higher-level objects are provided, such as <text:tab/>files.</text:span></text:p>
      <text:p text:style-name="P5"><text:s text:c="3"/><text:span text:style-name="T1">(c) <text:s/>R / I / </text:span><text:span text:style-name="T8">G</text:span><text:span text:style-name="T1"> <text:s/>Files written by one application can be read by<text:tab/>another application.</text:span></text:p>
      <text:p text:style-name="P6"/>
      <text:p text:style-name="P4">4. Define virtualization. </text:p>
      <text:p text:style-name="P4"><text:tab/><text:span text:style-name="T9">Virtualization provides an application with the illusion of <text:tab/>resources that are not physically present.</text:span></text:p>
      <text:p text:style-name="P6"/>
      <text:p text:style-name="P4"/>
      <text:p text:style-name="P4"><text:soft-page-break/>5. Define the following terms: </text:p>
      <text:p text:style-name="P5"><text:s text:c="3"/><text:span text:style-name="T1">(a) availability</text:span></text:p>
      <text:p text:style-name="P5"><text:span text:style-name="T1"><text:tab/><text:tab/></text:span><text:span text:style-name="T4">The percentage of time that the system is usable.</text:span></text:p>
      <text:p text:style-name="P5"><text:s text:c="3"/><text:span text:style-name="T1">(b) efficiency</text:span></text:p>
      <text:p text:style-name="P5"><text:span text:style-name="T1"><text:tab/><text:tab/></text:span><text:span text:style-name="T4">A performance metric of the abstraction presented to <text:tab/><text:tab/><text:tab/>applications.</text:span></text:p>
      <text:p text:style-name="P5"><text:s text:c="3"/><text:span text:style-name="T1">(c) overhead</text:span></text:p>
      <text:p text:style-name="P5"><text:span text:style-name="T1"><text:tab/><text:tab/></text:span><text:span text:style-name="T5">The added resource cost of implementing an abstraction.</text:span></text:p>
      <text:p text:style-name="P5"><text:s text:c="3"/><text:span text:style-name="T1">(d) predictability</text:span></text:p>
      <text:p text:style-name="P5"><text:span text:style-name="T1"><text:tab/><text:tab/></text:span><text:span text:style-name="T5">Whether a the system’s response time or other metric is <text:tab/><text:tab/>consistent over time.</text:span></text:p>
      <text:p text:style-name="P5"><text:s text:c="3"/><text:span text:style-name="T1">(e) response time </text:span><text:span text:style-name="T5">(delay)</text:span></text:p>
      <text:p text:style-name="P5"><text:span text:style-name="T1"><text:tab/><text:tab/></text:span><text:span text:style-name="T5">How long it takes for a single specific task from when it <text:tab/><text:tab/>starts until it completes.</text:span></text:p>
      <text:p text:style-name="P5"><text:s text:c="3"/><text:span text:style-name="T1">(f) reliability</text:span></text:p>
      <text:p text:style-name="P5"><text:span text:style-name="T1"><text:tab/><text:tab/></text:span><text:span text:style-name="T6">Whether a system does exactly what it is designed to do.</text:span></text:p>
      <text:p text:style-name="P5"><text:s text:c="3"/><text:span text:style-name="T1">(g) throughput</text:span></text:p>
      <text:p text:style-name="P5"><text:span text:style-name="T1"><text:tab/><text:tab/></text:span><text:span text:style-name="T5">The rate at which a group of tasks can be completed.</text:span></text:p>
      <text:p text:style-name="P5"><text:s text:c="3"/><text:span text:style-name="T1">(h) utilization</text:span></text:p>
      <text:p text:style-name="P5"><text:span text:style-name="T1"><text:tab/><text:tab/></text:span><text:span text:style-name="T7">The percentage of time a resource is bus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9:39:33.164649327</meta:creation-date>
    <dc:date>2019-05-14T20:53:52.297509115</dc:date>
    <meta:editing-duration>PT21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80" meta:character-count="1787" meta:non-whitespace-character-count="1460"/>
  </office:meta>
</office:document-meta>
</file>